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media-type="image/png" manifest:full-path="Pictures/f5.1719476362.492229.png"/>
  <manifest:file-entry manifest:media-type="image/gif" manifest:full-path="Pictures/f571.1719476362.396415.gif"/>
  <manifest:file-entry manifest:media-type="image/png" manifest:full-path="Pictures/f919.1719476362.384012.png"/>
  <manifest:file-entry manifest:media-type="image/gif" manifest:full-path="Pictures/f891.1719476362.383023.gif"/>
  <manifest:file-entry manifest:media-type="image/jpeg" manifest:full-path="Pictures/f253.1719476362.397445.jpeg"/>
  <manifest:file-entry manifest:media-type="image/png" manifest:full-path="Pictures/f373.1719476362.398274.png"/>
  <manifest:file-entry manifest:media-type="image/png" manifest:full-path="Pictures/f925.1719476362.400028.png"/>
  <manifest:file-entry manifest:media-type="image/jpeg" manifest:full-path="Pictures/f712.1719476362.402993.jpg"/>
  <manifest:file-entry manifest:media-type="image/jpeg" manifest:full-path="Pictures/f633.1719476362.383498.jpg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field="urn:openoffice:names:experimental:ooo-ms-interop:xmlns:field:1.0" xmlns:math="http://www.w3.org/1998/Math/MathML" xmlns:of="urn:oasis:names:tc:opendocument:xmlns:of:1.2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3">
  <office:scripts/>
  <office:font-face-decls>
    <style:font-face style:name="DejaVu Sans" style:font-pitch="variable" svg:font-family="'DejaVu Sans'" style:font-family-generic="system"/>
    <style:font-face style:name="Tahoma" svg:font-family="Tahoma"/>
    <style:font-face style:name="Ubuntu" svg:font-family="Ubuntu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UnbreakableRow" style:family="table-row">
      <style:table-row-properties fo:keep-together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1" style:parent-style-name="Standard" style:family="paragraph">
      <style:text-properties officeooo:paragraph-rsid="0005a6c1" officeooo:rsid="0005a6c1"/>
    </style:style>
    <style:style style:name="P2" style:parent-style-name="Standard" style:family="paragraph">
      <style:text-properties officeooo:paragraph-rsid="000a52d7" officeooo:rsid="000a52d7"/>
    </style:style>
    <style:style style:name="P3" style:parent-style-name="Standard" style:family="paragraph">
      <style:text-properties officeooo:paragraph-rsid="00089e1e" officeooo:rsid="0007003f"/>
    </style:style>
    <style:style style:name="P4" style:parent-style-name="Standard" style:family="paragraph">
      <style:paragraph-properties fo:text-align="center" style:justify-single-word="false"/>
      <style:text-properties officeooo:paragraph-rsid="0010f219" officeooo:rsid="0010f219"/>
    </style:style>
    <style:style style:name="P5" style:parent-style-name="Standard" style:family="paragraph">
      <style:paragraph-properties fo:text-align="start" style:justify-single-word="false" fo:break-before="page"/>
      <style:text-properties officeooo:paragraph-rsid="0010f219" officeooo:rsid="0010f219"/>
    </style:style>
    <style:style style:name="P6" style:parent-style-name="Comment" style:family="paragraph">
      <style:paragraph-properties fo:text-align="start"/>
    </style:style>
    <style:style style:name="P7" style:family="paragraph">
      <style:paragraph-properties fo:margin-top="0cm" fo:text-indent="0cm" style:writing-mode="lr-tb" loext:tab-stop-distance="0cm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fo:font-size="9pt"/>
    </style:style>
    <style:style style:name="T2" style:family="text">
      <style:text-properties style:font-size-asian="10pt" fo:font-size="9pt" style:font-size-complex="10pt"/>
    </style:style>
    <style:style style:name="T3" style:family="text">
      <style:text-properties fo:font-weight="normal" fo:font-style="normal" style:use-window-font-color="true" loext:opacity="0%" style:font-style-complex="normal" fo:letter-spacing="normal" style:font-name-asian="DejaVu Sans" style:country-asian="none" style:letter-kerning="true" style:font-name-complex="DejaVu Sans" style:text-position="0% 100%" style:text-underline-style="none" style:text-emphasize="none" style:font-name="Ubuntu" style:language-asian="zxx" fo:language="fr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BE" style:font-size-asian="10.5pt" style:text-line-through-type="none" fo:text-shadow="none" style:text-line-through-mode="continuous" style:language-complex="zxx" fo:font-size="10pt" style:country-complex="none"/>
    </style:style>
    <style:style style:name="T4" style:family="text">
      <style:text-properties fo:font-size="10pt"/>
    </style:style>
    <style:style style:name="T5" style:family="text">
      <style:text-properties fo:font-weight="normal" fo:font-style="normal" style:use-window-font-color="true" loext:opacity="0%" style:font-style-complex="normal" fo:letter-spacing="normal" style:font-name-asian="DejaVu Sans" style:country-asian="none" style:letter-kerning="true" style:font-name-complex="DejaVu Sans" style:text-position="0% 100%" style:text-underline-style="none" style:text-emphasize="none" style:font-name="Ubuntu" style:language-asian="zxx" fo:language="fr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BE" style:font-size-asian="10.5pt" style:text-line-through-type="none" fo:text-shadow="none" style:text-line-through-mode="continuous" style:language-complex="zxx" fo:font-size="9pt" style:country-complex="none"/>
    </style:style>
    <style:style style:name="gKt1pod" style:family="table-cell">
      <style:table-cell-properties style:vertical-align="middle" fo:padding="0.1cm" fo:border="0.05pt solid #000000"/>
    </style:style>
    <style:style style:name="Table4181719476362399075.1" style:family="table-column">
      <style:table-column-properties style:rel-column-width="65534*"/>
    </style:style>
  </office:automatic-styles>
  <office:body>
    <office:text text:use-soft-page-breaks="true"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  <text:sequence-decl text:name="Figure" text:display-outline-level="0"/>
      </text:sequence-decls>
      <text:p><draw:frame draw:name="I9751719476362383195" draw:z-index="0" text:anchor-type="as-char" svg:width="1.131900cm" svg:height="1.131900cm"><draw:image xlink:type="simple" xlink:show="embed" xlink:href="Pictures/f891.1719476362.383023.gif" xlink:actuate="onLoad"/></draw:frame></text:p>
      <text:p><draw:frame draw:name="I3491719476362383709" draw:z-index="0" text:anchor-type="as-char" svg:width="1.131900cm" svg:height="1.131900cm"><draw:image xlink:type="simple" xlink:show="embed" xlink:href="Pictures/f633.1719476362.383498.jpg" xlink:actuate="onLoad"/></draw:frame></text:p>
      <text:p><draw:frame draw:name="I8981719476362395212" draw:z-index="0" text:anchor-type="as-char" svg:width="0.996072cm" svg:height="0.792330cm"><draw:image xlink:type="simple" xlink:show="embed" xlink:href="Pictures/f919.1719476362.384012.png" xlink:actuate="onLoad"/></draw:frame></text:p>
      <text:p><draw:frame draw:name="I2691719476362396070" draw:z-index="0" text:anchor-type="paragraph" svg:width="1.131900cm" svg:height="1.131900cm"><draw:image xlink:type="simple" xlink:show="embed" xlink:href="Pictures/f891.1719476362.383023.gif" xlink:actuate="onLoad"/></draw:frame></text:p>
      <text:p><draw:frame draw:name="I8131719476362396619" draw:z-index="0" text:anchor-type="as-char" svg:width="1.131900cm" svg:height="1.131900cm"><draw:image xlink:type="simple" xlink:show="embed" xlink:href="Pictures/f571.1719476362.396415.gif" xlink:actuate="onLoad"/></draw:frame></text:p>
      <text:p text:style-name="Standard"/>
      <text:p><draw:frame draw:name="I7351719476362397882" draw:z-index="0" text:anchor-type="as-char" svg:width="2.263800cm" svg:height="2.263800cm"><draw:image xlink:type="simple" xlink:show="embed" xlink:href="Pictures/f253.1719476362.397445.jpeg" xlink:actuate="onLoad"/></draw:frame><draw:frame draw:style-name="podImageRight" draw:name="I481719476362398131" draw:z-index="0" text:anchor-type="char" svg:width="2.263800cm" svg:height="4.527600cm"><draw:image xlink:type="simple" xlink:show="embed" xlink:href="Pictures/f253.1719476362.397445.jpeg" xlink:actuate="onLoad"/></draw:frame><draw:frame draw:name="I3241719476362398468" draw:z-index="0" text:anchor-type="as-char" svg:width="3.350424cm" svg:height="6.587658cm"><draw:image xlink:type="simple" xlink:show="embed" xlink:href="Pictures/f373.1719476362.398274.png" xlink:actuate="onLoad"/></draw:frame><draw:frame draw:name="I4581719476362398684" draw:z-index="0" text:anchor-type="as-char" svg:width="1.675212cm" svg:height="3.282510cm"><draw:image xlink:type="simple" xlink:show="embed" xlink:href="Pictures/f373.1719476362.398274.png" xlink:actuate="onLoad"/></draw:frame><draw:frame draw:name="I2101719476362398887" draw:z-index="0" text:anchor-type="as-char" svg:width="3.350424cm" svg:height="6.587658cm"><draw:image xlink:type="simple" xlink:show="embed" xlink:href="Pictures/f373.1719476362.398274.png" xlink:actuate="onLoad"/></draw:frame></text:p>
      <text:p/>
      <table:table table:name="Table4181719476362399075" table:style-name="podTable">
        <table:table-column table:style-name="Table4181719476362399075.1"/>
        <table:table-row>
          <table:table-cell table:style-name="gKt1pod">
            <text:p text:style-name="podCellContent"><draw:frame draw:name="I5621719476362399606" draw:z-index="0" text:anchor-type="as-char" svg:width="1.131900cm" svg:height="1.131900cm"><draw:image xlink:type="simple" xlink:show="embed" xlink:href="Pictures/f253.1719476362.397445.jpeg" xlink:actuate="onLoad"/></draw:frame></text:p>
          </table:table-cell>
        </table:table-row>
      </table:table>
      <text:p><draw:frame draw:name="I9371719476362400181" draw:z-index="0" text:anchor-type="as-char" svg:width="7.552287cm" svg:height="25.699000cm"><draw:image xlink:type="simple" xlink:show="embed" xlink:href="Pictures/f925.1719476362.400028.png" xlink:actuate="onLoad"/></draw:frame> </text:p>
      <text:p text:style-name="P2"/>
      <text:p text:style-name="Standard">Error cases</text:p>
      <text:p text:style-name="Standard"/>
      <text:p><office:annotation><dc:creator>POD</dc:creator><dc:date>2024-06-27T10:19:22</dc:date><text:p>Error while evaluating the expression "document()" defined in the "from" part of a statement. PodError: Please specify a document to import, either with a stream (parameter "content") or with a path (parameter "at").</text:p><text:p>   File "/opt/Plone-2.5.5/Python-2.4.4/lib/python2.4/site-packages/appy/pod/__init__.py", line 33, in run</text:p><text:p>    return eval(expression, context)</text:p><text:p>   File "&lt;string&gt;", line 0, in ?</text:p><text:p>   File "/opt/Plone-2.5.5/Python-2.4.4/lib/python2.4/site-packages/appy/pod/renderer.py", line 623, in importDocument</text:p><text:p>    if not content and not at: raise PodError(DOC_KO)</text:p><text:p> appy.pod.PodError: Please specify a document to import, either with a stream (parameter "content") or with a path (parameter "at").</text:p></office:annotation></text:p>
      <text:p><office:annotation><dc:creator>POD</dc:creator><dc:date>2024-06-27T10:19:22</dc:date><text:p>Error while evaluating the expression "document(content="blabla")" defined in the "from" part of a statement. PodError: POD was unable to deduce the document format. Please specify it through parameter named "format" (=odt, gif, png, ...).</text:p><text:p>   File "/opt/Plone-2.5.5/Python-2.4.4/lib/python2.4/site-packages/appy/pod/__init__.py", line 33, in run</text:p><text:p>    return eval(expression, context)</text:p><text:p>   File "&lt;string&gt;", line 0, in ?</text:p><text:p>   File "/opt/Plone-2.5.5/Python-2.4.4/lib/python2.4/site-packages/appy/pod/renderer.py", line 633, in importDocument</text:p><text:p>    raise PodError(DOC_F_ERR)</text:p><text:p> appy.pod.PodError: POD was unable to deduce the document format. Please specify it through parameter named "format" (=odt, gif, png, ...).</text:p></office:annotation></text:p>
      <text:p><office:annotation><dc:creator>POD</dc:creator><dc:date>2024-06-27T10:19:22</dc:date><text:p>Error while evaluating the expression "document(content="blabla", format='bzz')" defined in the "from" part of a statement. PodError: Format "bzz" is not supported.</text:p><text:p>   File "/opt/Plone-2.5.5/Python-2.4.4/lib/python2.4/site-packages/appy/pod/__init__.py", line 33, in run</text:p><text:p>    return eval(expression, context)</text:p><text:p>   File "&lt;string&gt;", line 0, in ?</text:p><text:p>   File "/opt/Plone-2.5.5/Python-2.4.4/lib/python2.4/site-packages/appy/pod/renderer.py", line 654, in importDocument</text:p><text:p>    raise PodError(DOC_F_KO % format)</text:p><text:p> appy.pod.PodError: Format "bzz" is not supported.</text:p></office:annotation></text:p>
      <text:p><office:annotation><dc:creator>POD</dc:creator><dc:date>2024-06-27T10:19:22</dc:date><text:p>Error while evaluating the expression "document(at='%s/pod/test/images/python.gif' % getAppyPath(), anchor='odt')" defined in the "from" part of a statement. PodError: Wrong anchor. Valid values for anchors are: ('page', 'paragraph', 'char', 'as-char').</text:p><text:p>   File "/opt/Plone-2.5.5/Python-2.4.4/lib/python2.4/site-packages/appy/pod/__init__.py", line 33, in run</text:p><text:p>    return eval(expression, context)</text:p><text:p>   File "&lt;string&gt;", line 0, in ?</text:p><text:p>   File "/opt/Plone-2.5.5/Python-2.4.4/lib/python2.4/site-packages/appy/pod/renderer.py", line 659, in importDocument</text:p><text:p>    style, keepRatio, convertOptions)</text:p><text:p>   File "/opt/Plone-2.5.5/Python-2.4.4/lib/python2.4/site-packages/appy/pod/doc_importers.py", line 564, in init</text:p><text:p>    raise PodError(self.WRONG_ANCHOR % str(self.anchorTypes))</text:p><text:p> appy.pod.PodError: Wrong anchor. Valid values for anchors are: ('page', 'paragraph', 'char', 'as-char').</text:p></office:annotation></text:p>
      <text:p><draw:frame draw:name="I7491719476362403155" draw:z-index="0" text:anchor-type="as-char" svg:width="2.263800cm" svg:height="1.697850cm"><draw:image xlink:type="simple" xlink:show="embed" xlink:href="Pictures/f712.1719476362.402993.jpg" xlink:actuate="onLoad"/></draw:frame></text:p>
      <text:p><draw:frame draw:name="I5321719476362489562" draw:z-index="0" text:anchor-type="as-char" svg:width="2.263800cm" svg:height="1.697850cm"><draw:image xlink:type="simple" xlink:show="embed" xlink:href="Pictures/f712.1719476362.402993.jpg" xlink:actuate="onLoad"/></draw:frame></text:p>
      <text:p text:style-name="P3"/>
      <text:p text:style-name="P4"><draw:frame draw:name="I7611719476362491009" draw:z-index="0" text:anchor-type="as-char" svg:width="1.131900cm" svg:height="1.131900cm"><draw:image xlink:type="simple" xlink:show="embed" xlink:href="Pictures/f891.1719476362.383023.gif" xlink:actuate="onLoad"/></draw:frame></text:p>
      <text:p><draw:frame draw:name="I9731719476362492932" draw:z-index="0" text:anchor-type="as-char" svg:width="7.552287cm" svg:height="25.699000cm"><draw:image xlink:type="simple" xlink:show="embed" xlink:href="Pictures/f5.1719476362.492229.png" xlink:actuate="onLoad"/></draw:frame></text:p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field="urn:openoffice:names:experimental:ooo-ms-interop:xmlns:field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3">
  <office:font-face-decls>
    <style:font-face style:name="DejaVu Sans" style:font-pitch="variable" svg:font-family="'DejaVu Sans'" style:font-family-generic="system"/>
    <style:font-face style:name="Tahoma" svg:font-family="Tahoma"/>
    <style:font-face style:name="Ubuntu" svg:font-family="Ubuntu" style:font-family-generic="swiss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OpenSymbol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style:default-style style:family="graphic">
      <style:graphic-properties svg:stroke-color="#000000" style:writing-mode="lr-tb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99ccff"/>
      <style:paragraph-properties style:text-autospace="ideograph-alpha" loext:tab-stop-distance="0cm" style:font-independent-line-spacing="false" style:writing-mode="lr-tb" style:line-break="strict">
        <style:tab-stops/>
      </style:paragraph-properties>
      <style:text-properties style:use-window-font-color="true" fo:country="BE" loext:opacity="0%" style:font-name="Tahoma" style:language-asian="zxx" style:language-complex="zxx" fo:language="fr" style:font-name-asian="DejaVu Sans" fo:font-size="12pt" style:font-size-complex="12pt" style:country-asian="none" style:letter-kerning="true" style:font-size-asian="10.5pt" style:font-name-complex="DejaVu Sans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loext:opacity="0%" style:font-name-asian="DejaVu Sans" style:country-asian="none" style:letter-kerning="true" loext:hyphenation-no-caps="false" fo:hyphenate="false" loext:hyphenation-word-char-count="no-limit" loext:hyphenation-zone="no-limit" style:font-name-complex="DejaVu Sans" fo:hyphenation-push-char-count="2" style:font-name="Tahoma" style:language-asian="zxx" fo:language="fr" style:font-size-complex="12pt" loext:hyphenation-no-last-word="false" fo:country="BE" style:font-size-asian="10.5pt" style:language-complex="zxx" fo:font-size="12pt" style:country-complex="none" fo:hyphenation-remain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 style:contextual-spacing="false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 style:contextual-spacing="false"/>
      <style:text-properties style:font-family-generic-asian="system" style:font-family-generic-complex="system" style:font-size-asian="14pt" fo:font-family="Tahoma" style:font-name="Tahoma" style:font-size-complex="14pt" style:font-family-asian="'DejaVu Sans'" style:font-name-asian="DejaVu Sans" style:font-family-complex="'DejaVu Sans'" fo:font-size="14pt" style:font-pitch-complex="variable" style:font-pitch-asian="variable" style:font-name-complex="DejaVu Sans"/>
    </style:style>
    <style:style style:name="List" style:class="list" style:parent-style-name="Text_20_body" style:family="paragraph">
      <style:text-properties style:font-size-asian="12pt" fo:font-family="Tahoma" style:font-name="Tahoma"/>
    </style:style>
    <style:style style:name="Caption" style:class="extra" style:parent-style-name="Standard" style:family="paragraph">
      <style:paragraph-properties fo:margin-top="0.212cm" text:number-lines="false" text:line-number="0" fo:margin-bottom="0.212cm" style:contextual-spacing="false"/>
      <style:text-properties fo:font-style="italic" style:font-size-asian="12pt" fo:font-family="Tahoma" style:font-name="Tahoma" style:font-size-complex="12pt" fo:font-size="12pt" style:font-style-asian="italic" style:font-style-complex="italic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fo:font-family="Tahoma" style:font-name="Tahoma"/>
    </style:style>
    <style:style style:name="Comment" style:class="extra" style:parent-style-name="Standard" style:family="paragraph">
      <style:text-properties style:font-size-asian="10pt" fo:font-size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style:text-underline-width="auto" style:text-underline-style="solid" loext:opacity="100%" fo:country="none" style:text-underline-color="font-color" style:language-asian="zxx" style:language-complex="zxx" fo:language="zxx" style:country-complex="none" style:country-asian="none" fo:color="#000080"/>
    </style:style>
    <style:style style:name="Graphics" style:family="graphic">
      <style:graphic-properties style:vertical-pos="top" fo:background-color="transparent" style:wrap="dynamic" style:wrap-contour="false" style:horizontal-pos="center" svg:y="0cm" svg:x="0cm" style:number-wrapped-paragraphs="no-limit" style:vertical-rel="paragraph" draw:fill="none" text:anchor-type="paragraph" style:horizontal-rel="paragraph"/>
    </style:style>
    <text:outline-style style:name="Outline">
      <text:outline-level-style style:num-format="" loext:num-list-format="%1%" text:level="1">
        <style:list-level-properties text:min-label-distance="0.381cm"/>
      </text:outline-level-style>
      <text:outline-level-style style:num-format="" loext:num-list-format="%2%" text:level="2">
        <style:list-level-properties text:min-label-distance="0.381cm"/>
      </text:outline-level-style>
      <text:outline-level-style style:num-format="" loext:num-list-format="%3%" text:level="3">
        <style:list-level-properties text:min-label-distance="0.381cm"/>
      </text:outline-level-style>
      <text:outline-level-style style:num-format="" loext:num-list-format="%4%" text:level="4">
        <style:list-level-properties text:min-label-distance="0.381cm"/>
      </text:outline-level-style>
      <text:outline-level-style style:num-format="" loext:num-list-format="%5%" text:level="5">
        <style:list-level-properties text:min-label-distance="0.381cm"/>
      </text:outline-level-style>
      <text:outline-level-style style:num-format="" loext:num-list-format="%6%" text:level="6">
        <style:list-level-properties text:min-label-distance="0.381cm"/>
      </text:outline-level-style>
      <text:outline-level-style style:num-format="" loext:num-list-format="%7%" text:level="7">
        <style:list-level-properties text:min-label-distance="0.381cm"/>
      </text:outline-level-style>
      <text:outline-level-style style:num-format="" loext:num-list-format="%8%" text:level="8">
        <style:list-level-properties text:min-label-distance="0.381cm"/>
      </text:outline-level-style>
      <text:outline-level-style style:num-format="" loext:num-list-format="%9%" text:level="9">
        <style:list-level-properties text:min-label-distance="0.381cm"/>
      </text:outline-level-style>
      <text:outline-level-style style:num-format="" loext:num-list-format="%10%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loext:theme loext:name="Office">
      <loext:theme-colors loext:name="LibreOffice">
        <loext:color loext:color="#000000" loext:name="dark1"/>
        <loext:color loext:color="#ffffff" loext:name="light1"/>
        <loext:color loext:color="#000000" loext:name="dark2"/>
        <loext:color loext:color="#ffffff" loext:name="light2"/>
        <loext:color loext:color="#18a303" loext:name="accent1"/>
        <loext:color loext:color="#0369a3" loext:name="accent2"/>
        <loext:color loext:color="#a33e03" loext:name="accent3"/>
        <loext:color loext:color="#8e03a3" loext:name="accent4"/>
        <loext:color loext:color="#c99c00" loext:name="accent5"/>
        <loext:color loext:color="#c9211e" loext:name="accent6"/>
        <loext:color loext:color="#0000ee" loext:name="hyperlink"/>
        <loext:color loext:color="#551a8b" loext:name="followed-hyperlink"/>
      </loext:theme-colors>
    </loext:theme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text:list-style style:name="podBulletedList">
      <text:list-level-style-bullet text:level="1" text:style-name="podBulletStyle" text:bullet-char="•">
        <style:list-level-properties text:space-before="0.32in" text:min-label-width="0.32in"/>
      </text:list-level-style-bullet>
      <text:list-level-style-bullet text:level="2" text:style-name="podBulletStyle" text:bullet-char="◦">
        <style:list-level-properties text:space-before="0.64in" text:min-label-width="0.32in"/>
      </text:list-level-style-bullet>
      <text:list-level-style-bullet text:level="3" text:style-name="podBulletStyle" text:bullet-char="▪">
        <style:list-level-properties text:space-before="0.96in" text:min-label-width="0.32in"/>
      </text:list-level-style-bullet>
      <text:list-level-style-bullet text:level="4" text:style-name="podBulletStyle" text:bullet-char="•">
        <style:list-level-properties text:space-before="1.28in" text:min-label-width="0.32in"/>
      </text:list-level-style-bullet>
    </text:list-style>
  </office:styles>
  <office:automatic-styles>
    <style:page-layout style:name="Mpm1">
      <style:page-layout-properties fo:margin-top="2cm" style:layout-grid-color="#c0c0c0" style:writing-mode="lr-tb" style:layout-grid-ruby-below="false" fo:margin-left="2cm" fo:page-width="20.999cm" style:num-format="1" style:layout-grid-mode="none" style:print-orientation="portrait" style:layout-grid-lines="20" style:layout-grid-ruby-height="0.353cm" style:layout-grid-print="false" fo:margin-bottom="2cm" style:layout-grid-base-height="0.706cm" style:footnote-max-height="0cm" loext:margin-gutter="0cm" fo:page-height="29.699cm" style:layout-grid-display="false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meta:initial-creator>Gaetan Delannay</meta:initial-creator>
    <meta:creation-date>2008-04-08T16:25:25</meta:creation-date>
    <dc:date>2024-05-29T12:05:33.315945050</dc:date>
    <dc:language>fr-BE</dc:language>
    <meta:editing-cycles>32</meta:editing-cycles>
    <meta:editing-duration>PT2H59M52S</meta:editing-duration>
    <meta:document-statistic meta:table-count="0" meta:image-count="0" meta:object-count="0" meta:page-count="2" meta:paragraph-count="15" meta:word-count="89" meta:character-count="483" meta:non-whitespace-character-count="406"/>
    <meta:user-defined meta:name="Info 1"/>
    <meta:user-defined meta:name="Info 2"/>
    <meta:user-defined meta:name="Info 3"/>
    <meta:user-defined meta:name="Info 4"/>
    <dc:title>imagesImport</dc:title>
  </office:meta>
</office:document-meta>
</file>